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337cm"/>
    </style:style>
    <style:style style:name="co5" style:family="table-column">
      <style:table-column-properties fo:break-before="auto" style:column-width="5.978cm"/>
    </style:style>
    <style:style style:name="co6" style:family="table-column">
      <style:table-column-properties fo:break-before="auto" style:column-width="3.955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4.157cm"/>
    </style:style>
    <style:style style:name="co9" style:family="table-column">
      <style:table-column-properties fo:break-before="auto" style:column-width="5.77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5.86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fo:color="#000000" style:font-name="Monospace" fo:font-size="10pt" style:font-name-asian="Monospace" style:font-size-asian="10pt" style:font-name-complex="Monospace" style:font-size-complex="5.65000009536743pt"/>
    </style:style>
  </office:automatic-styles>
  <office:body>
    <office:spreadsheet>
      <table:calculation-settings table:automatic-find-labels="false"/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getName()</text:p>
          </table:table-cell>
          <table:table-cell table:style-name="ce1" office:value-type="string">
            <text:p>getHumanName()</text:p>
          </table:table-cell>
          <table:table-cell table:style-name="ce2" office:value-type="string">
            <text:p>getUpkeep(E)</text:p>
          </table:table-cell>
          <table:table-cell table:style-name="ce2" office:value-type="string">
            <text:p>getUpkeep(M)</text:p>
          </table:table-cell>
          <table:table-cell table:style-name="ce2" office:value-type="string">
            <text:p>getCost(E)</text:p>
          </table:table-cell>
          <table:table-cell table:style-name="ce2" office:value-type="string">
            <text:p>getCost(M)</text:p>
          </table:table-cell>
          <table:table-cell table:style-name="ce2" office:value-type="string">
            <text:p>getTidalResourceGenerator(E)</text:p>
          </table:table-cell>
          <table:table-cell table:style-name="ce2" office:value-type="string">
            <text:p>getTidalResourceGenerator(M)</text:p>
          </table:table-cell>
          <table:table-cell table:style-name="ce2" office:value-type="string">
            <text:p>getResourceMake(E)</text:p>
          </table:table-cell>
          <table:table-cell office:value-type="string">
            <text:p>getResourceMake(M)</text:p>
          </table:table-cell>
          <table:table-cell table:style-name="ce2" office:value-type="string">
            <text:p>getMakesResource(E)</text:p>
          </table:table-cell>
          <table:table-cell table:style-name="ce2" office:value-type="string">
            <text:p>getMakesResource(M)</text:p>
          </table:table-cell>
          <table:table-cell table:style-name="ce2" office:value-type="string">
            <text:p>getWindResourceGenerator(E)</text:p>
          </table:table-cell>
          <table:table-cell table:style-name="ce2" office:value-type="string">
            <text:p>getWindResourceGenerator(M)</text:p>
          </table:table-cell>
          <table:table-cell table:number-columns-repeated="2"/>
        </table:table-row>
        <table:table-row table:style-name="ro1">
          <table:table-cell office:value-type="string">
            <text:p>armcom</text:p>
          </table:table-cell>
          <table:table-cell office:value-type="string">
            <text:p>Commander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.5">
            <text:p>1,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olar</text:p>
          </table:table-cell>
          <table:table-cell office:value-type="string">
            <text:p>Solar Collector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tide</text:p>
          </table:table-cell>
          <table:table-cell office:value-type="string">
            <text:p>Tidal Generator</text:p>
          </table:table-cell>
          <table:table-cell table:number-columns-repeated="2"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win</text:p>
          </table:table-cell>
          <table:table-cell office:value-type="string">
            <text:p>Wind Generator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35">
            <text:p>35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stor</text:p>
          </table:table-cell>
          <table:table-cell office:value-type="string">
            <text:p>Metal Storage</text:p>
          </table:table-cell>
          <table:table-cell table:number-columns-repeated="2"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305">
            <text:p>30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estor</text:p>
          </table:table-cell>
          <table:table-cell office:value-type="string">
            <text:p>Energy Storage</text:p>
          </table:table-cell>
          <table:table-cell table:number-columns-repeated="2"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9">
            <text:p>15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ms</text:p>
          </table:table-cell>
          <table:table-cell office:value-type="string">
            <text:p>Underwater Metal Storage</text:p>
          </table:table-cell>
          <table:table-cell table:number-columns-repeated="2"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float" office:value="360">
            <text:p>36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es</text:p>
          </table:table-cell>
          <table:table-cell office:value-type="string">
            <text:p>Underwater Energy Storage</text:p>
          </table:table-cell>
          <table:table-cell table:number-columns-repeated="2"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84">
            <text:p>284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ex</text:p>
          </table:table-cell>
          <table:table-cell office:value-type="string">
            <text:p>Metal Extract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0">
            <text:p>5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mex</text:p>
          </table:table-cell>
          <table:table-cell office:value-type="string">
            <text:p>Underwater Metal Extract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55">
            <text:p>5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akr</text:p>
          </table:table-cell>
          <table:table-cell office:value-type="string">
            <text:p>Metal Mak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mkr</text:p>
          </table:table-cell>
          <table:table-cell office:value-type="string">
            <text:p>Floating Metal Mak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lab</text:p>
          </table:table-cell>
          <table:table-cell office:value-type="string">
            <text:p>Kbot Lab</text:p>
          </table:table-cell>
          <table:table-cell table:number-columns-repeated="2"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605">
            <text:p>60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vp</text:p>
          </table:table-cell>
          <table:table-cell office:value-type="string">
            <text:p>Vehicle 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743">
            <text:p>74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p</text:p>
          </table:table-cell>
          <table:table-cell office:value-type="string">
            <text:p>Aircraft 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850">
            <text:p>85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y</text:p>
          </table:table-cell>
          <table:table-cell office:value-type="string">
            <text:p>Shipyard</text:p>
          </table:table-cell>
          <table:table-cell table:number-columns-repeated="2"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615">
            <text:p>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eyes</text:p>
          </table:table-cell>
          <table:table-cell office:value-type="string">
            <text:p>Dragon's Ey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ad</text:p>
          </table:table-cell>
          <table:table-cell office:value-type="string">
            <text:p>Radar Tow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onar</text:p>
          </table:table-cell>
          <table:table-cell office:value-type="string">
            <text:p>Sonar S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drag</text:p>
          </table:table-cell>
          <table:table-cell office:value-type="string">
            <text:p>Dragon's Teeth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drag</text:p>
          </table:table-cell>
          <table:table-cell office:value-type="string">
            <text:p>Shark's Teeth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llt</text:p>
          </table:table-cell>
          <table:table-cell office:value-type="string">
            <text:p>LLT</text:p>
          </table:table-cell>
          <table:table-cell table:number-columns-repeated="2" office:value-type="float" office:value="0">
            <text:p>0</text:p>
          </table:table-cell>
          <table:table-cell office:value-type="float" office:value="637">
            <text:p>637</text:p>
          </table:table-cell>
          <table:table-cell office:value-type="float" office:value="81">
            <text:p>8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tl</text:p>
          </table:table-cell>
          <table:table-cell office:value-type="string">
            <text:p>Harpoon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l</text:p>
          </table:table-cell>
          <table:table-cell office:value-type="string">
            <text:p>Defender</text:p>
          </table:table-cell>
          <table:table-cell table:number-columns-repeated="2"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79">
            <text:p>7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rt</text:p>
          </table:table-cell>
          <table:table-cell office:value-type="string">
            <text:p>Sentry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71">
            <text:p>7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dl</text:p>
          </table:table-cell>
          <table:table-cell office:value-type="string">
            <text:p>Anemone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k</text:p>
          </table:table-cell>
          <table:table-cell office:value-type="string">
            <text:p>Construction Kbo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07">
            <text:p>0,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w</text:p>
          </table:table-cell>
          <table:table-cell office:value-type="string">
            <text:p>Peewee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ectr</text:p>
          </table:table-cell>
          <table:table-cell office:value-type="string">
            <text:p>Rector</text:p>
          </table:table-cell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.75">
            <text:p>1,7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ock</text:p>
          </table:table-cell>
          <table:table-cell office:value-type="string">
            <text:p>Rocko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ham</text:p>
          </table:table-cell>
          <table:table-cell office:value-type="string">
            <text:p>Hammer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1231">
            <text:p>1231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jeth</text:p>
          </table:table-cell>
          <table:table-cell office:value-type="string">
            <text:p>Jethro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war</text:p>
          </table:table-cell>
          <table:table-cell office:value-type="string">
            <text:p>Warrior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944">
            <text:p>294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lea</text:p>
          </table:table-cell>
          <table:table-cell office:value-type="string">
            <text:p>Flea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v</text:p>
          </table:table-cell>
          <table:table-cell office:value-type="string">
            <text:p>Construction Vehic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beaver</text:p>
          </table:table-cell>
          <table:table-cell office:value-type="string">
            <text:p>Beaver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lv</text:p>
          </table:table-cell>
          <table:table-cell office:value-type="string">
            <text:p>Pod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av</text:p>
          </table:table-cell>
          <table:table-cell office:value-type="string">
            <text:p>Jeffy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lash</text:p>
          </table:table-cell>
          <table:table-cell office:value-type="string">
            <text:p>Flash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incer</text:p>
          </table:table-cell>
          <table:table-cell office:value-type="string">
            <text:p>Pincer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tump</text:p>
          </table:table-cell>
          <table:table-cell office:value-type="string">
            <text:p>Stumpy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1746">
            <text:p>1746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awf013</text:p>
          </table:table-cell>
          <table:table-cell office:value-type="string">
            <text:p>Shellshock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janus</text:p>
          </table:table-cell>
          <table:table-cell office:value-type="string">
            <text:p>Janu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am</text:p>
          </table:table-cell>
          <table:table-cell office:value-type="string">
            <text:p>Samson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a</text:p>
          </table:table-cell>
          <table:table-cell office:value-type="string">
            <text:p>Construction Aircraf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,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eep</text:p>
          </table:table-cell>
          <table:table-cell office:value-type="string">
            <text:p>Peeper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ig</text:p>
          </table:table-cell>
          <table:table-cell office:value-type="string">
            <text:p>Freedom Fighter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thund</text:p>
          </table:table-cell>
          <table:table-cell office:value-type="string">
            <text:p>Thunder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4075">
            <text:p>407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.1">
            <text:p>1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tlas</text:p>
          </table:table-cell>
          <table:table-cell office:value-type="string">
            <text:p>Atlas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1239">
            <text:p>1239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kam</text:p>
          </table:table-cell>
          <table:table-cell office:value-type="string">
            <text:p>Banshee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2226">
            <text:p>2226</text:p>
          </table:table-cell>
          <table:table-cell office:value-type="float" office:value="125">
            <text:p>12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s</text:p>
          </table:table-cell>
          <table:table-cell office:value-type="string">
            <text:p>Construction Sh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ub</text:p>
          </table:table-cell>
          <table:table-cell office:value-type="string">
            <text:p>Lurker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3724">
            <text:p>3724</text:p>
          </table:table-cell>
          <table:table-cell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t</text:p>
          </table:table-cell>
          <table:table-cell office:value-type="string">
            <text:p>Skeeter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ecade</text:p>
          </table:table-cell>
          <table:table-cell office:value-type="string">
            <text:p>Deca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378">
            <text:p>3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oy</text:p>
          </table:table-cell>
          <table:table-cell office:value-type="string">
            <text:p>Crusad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71">
            <text:p>5671</text:p>
          </table:table-cell>
          <table:table-cell office:value-type="float" office:value="987">
            <text:p>98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tship</text:p>
          </table:table-cell>
          <table:table-cell office:value-type="string">
            <text:p>Hulk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4639">
            <text:p>4639</text:p>
          </table:table-cell>
          <table:table-cell office:value-type="float" office:value="919">
            <text:p>91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dvsol</text:p>
          </table:table-cell>
          <table:table-cell office:value-type="string">
            <text:p>Advanced Solar Collector</text:p>
          </table:table-cell>
          <table:table-cell table:number-columns-repeated="2" office:value-type="float" office:value="0">
            <text:p>0</text:p>
          </table:table-cell>
          <table:table-cell office:value-type="float" office:value="4725">
            <text:p>4725</text:p>
          </table:table-cell>
          <table:table-cell office:value-type="float" office:value="343">
            <text:p>343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geo</text:p>
          </table:table-cell>
          <table:table-cell office:value-type="string">
            <text:p>Geothermal Power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12568">
            <text:p>1256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mex</text:p>
          </table:table-cell>
          <table:table-cell office:value-type="string">
            <text:p>Twil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159">
            <text:p>15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lab</text:p>
          </table:table-cell>
          <table:table-cell office:value-type="string">
            <text:p>Advanced Kbot Lab</text:p>
          </table:table-cell>
          <table:table-cell table:number-columns-repeated="2" office:value-type="float" office:value="0">
            <text:p>0</text:p>
          </table:table-cell>
          <table:table-cell office:value-type="float" office:value="13761">
            <text:p>13761</text:p>
          </table:table-cell>
          <table:table-cell office:value-type="float" office:value="2729">
            <text:p>272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hp</text:p>
          </table:table-cell>
          <table:table-cell office:value-type="string">
            <text:p>Hovercraft Platform</text:p>
          </table:table-cell>
          <table:table-cell table:number-columns-repeated="2" office:value-type="float" office:value="0">
            <text:p>0</text:p>
          </table:table-cell>
          <table:table-cell office:value-type="float" office:value="3957">
            <text:p>3957</text:p>
          </table:table-cell>
          <table:table-cell office:value-type="float" office:value="955">
            <text:p>95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nanotc</text:p>
          </table:table-cell>
          <table:table-cell office:value-type="string">
            <text:p>Nano Turret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21">
            <text:p>3021</text:p>
          </table:table-cell>
          <table:table-cell office:value-type="float" office:value="197">
            <text:p>19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law</text:p>
          </table:table-cell>
          <table:table-cell office:value-type="string">
            <text:p>Dragon's Claw</text:p>
          </table:table-cell>
          <table:table-cell table:number-columns-repeated="2" office:value-type="float" office:value="0">
            <text:p>0</text:p>
          </table:table-cell>
          <table:table-cell office:value-type="float" office:value="1546">
            <text:p>1546</text:p>
          </table:table-cell>
          <table:table-cell office:value-type="float" office:value="315">
            <text:p>31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awf001</text:p>
          </table:table-cell>
          <table:table-cell office:value-type="string">
            <text:p>Beamer</text:p>
          </table:table-cell>
          <table:table-cell table:number-columns-repeated="2"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76">
            <text:p>17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hlt</text:p>
          </table:table-cell>
          <table:table-cell office:value-type="string">
            <text:p>Sentinel</text:p>
          </table:table-cell>
          <table:table-cell table:number-columns-repeated="2" office:value-type="float" office:value="0">
            <text:p>0</text:p>
          </table:table-cell>
          <table:table-cell office:value-type="float" office:value="4398">
            <text:p>4398</text:p>
          </table:table-cell>
          <table:table-cell office:value-type="float" office:value="414">
            <text:p>414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guard</text:p>
          </table:table-cell>
          <table:table-cell office:value-type="string">
            <text:p>Guardian</text:p>
          </table:table-cell>
          <table:table-cell table:number-columns-repeated="2" office:value-type="float" office:value="0">
            <text:p>0</text:p>
          </table:table-cell>
          <table:table-cell office:value-type="float" office:value="11687">
            <text:p>11687</text:p>
          </table:table-cell>
          <table:table-cell office:value-type="float" office:value="1645">
            <text:p>164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acko</text:p>
          </table:table-cell>
          <table:table-cell office:value-type="string">
            <text:p>Pack0</text:p>
          </table:table-cell>
          <table:table-cell table:number-columns-repeated="2" office:value-type="float" office:value="0">
            <text:p>0</text:p>
          </table:table-cell>
          <table:table-cell office:value-type="float" office:value="5357">
            <text:p>5357</text:p>
          </table:table-cell>
          <table:table-cell office:value-type="float" office:value="338">
            <text:p>338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ir</text:p>
          </table:table-cell>
          <table:table-cell office:value-type="string">
            <text:p>Chainsaw</text:p>
          </table:table-cell>
          <table:table-cell table:number-columns-repeated="2" office:value-type="float" office:value="0">
            <text:p>0</text:p>
          </table:table-cell>
          <table:table-cell office:value-type="float" office:value="8145">
            <text:p>8145</text:p>
          </table:table-cell>
          <table:table-cell office:value-type="float" office:value="702">
            <text:p>70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jamt</text:p>
          </table:table-cell>
          <table:table-cell office:value-type="string">
            <text:p>Sneaky Pet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45">
            <text:p>7945</text:p>
          </table:table-cell>
          <table:table-cell office:value-type="float" office:value="226">
            <text:p>22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juno</text:p>
          </table:table-cell>
          <table:table-cell office:value-type="string">
            <text:p>Arm Juno</text:p>
          </table:table-cell>
          <table:table-cell table:number-columns-repeated="2" office:value-type="float" office:value="0">
            <text:p>0</text:p>
          </table:table-cell>
          <table:table-cell office:value-type="float" office:value="16581">
            <text:p>16581</text:p>
          </table:table-cell>
          <table:table-cell office:value-type="float" office:value="597">
            <text:p>59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vp</text:p>
          </table:table-cell>
          <table:table-cell office:value-type="string">
            <text:p>Advanced Vehicle 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13440">
            <text:p>13440</text:p>
          </table:table-cell>
          <table:table-cell office:value-type="float" office:value="2698">
            <text:p>2698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hp</text:p>
          </table:table-cell>
          <table:table-cell office:value-type="string">
            <text:p>Floating Hovercraft Platform</text:p>
          </table:table-cell>
          <table:table-cell table:number-columns-repeated="2" office:value-type="float" office:value="0">
            <text:p>0</text:p>
          </table:table-cell>
          <table:table-cell office:value-type="float" office:value="4947">
            <text:p>4947</text:p>
          </table:table-cell>
          <table:table-cell office:value-type="float" office:value="1031">
            <text:p>103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subpen</text:p>
          </table:table-cell>
          <table:table-cell office:value-type="string">
            <text:p>Amphibious 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5144">
            <text:p>5144</text:p>
          </table:table-cell>
          <table:table-cell office:value-type="float" office:value="860">
            <text:p>8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rad</text:p>
          </table:table-cell>
          <table:table-cell office:value-type="string">
            <text:p>Floating Radar Tow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hlt</text:p>
          </table:table-cell>
          <table:table-cell office:value-type="string">
            <text:p>Stingray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5796">
            <text:p>5796</text:p>
          </table:table-cell>
          <table:table-cell office:value-type="float" office:value="524">
            <text:p>524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ine1</text:p>
          </table:table-cell>
          <table:table-cell office:value-type="string">
            <text:p>Micro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ine3</text:p>
          </table:table-cell>
          <table:table-cell office:value-type="string">
            <text:p>Mega</text:p>
          </table:table-cell>
          <table:table-cell table:number-columns-repeated="2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ap</text:p>
          </table:table-cell>
          <table:table-cell office:value-type="string">
            <text:p>Advanced Aircraft 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26986">
            <text:p>26986</text:p>
          </table:table-cell>
          <table:table-cell office:value-type="float" office:value="3006">
            <text:p>300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sy</text:p>
          </table:table-cell>
          <table:table-cell office:value-type="string">
            <text:p>Advanced Shipyard</text:p>
          </table:table-cell>
          <table:table-cell table:number-columns-repeated="2" office:value-type="float" office:value="0">
            <text:p>0</text:p>
          </table:table-cell>
          <table:table-cell office:value-type="float" office:value="10096">
            <text:p>10096</text:p>
          </table:table-cell>
          <table:table-cell office:value-type="float" office:value="3432">
            <text:p>34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lat</text:p>
          </table:table-cell>
          <table:table-cell office:value-type="string">
            <text:p>Seaplane Platform</text:p>
          </table:table-cell>
          <table:table-cell table:number-columns-repeated="2" office:value-type="float" office:value="0">
            <text:p>0</text:p>
          </table:table-cell>
          <table:table-cell office:value-type="float" office:value="19426">
            <text:p>19426</text:p>
          </table:table-cell>
          <table:table-cell office:value-type="float" office:value="2667">
            <text:p>266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ck</text:p>
          </table:table-cell>
          <table:table-cell office:value-type="string">
            <text:p>Advanced Construction Kbot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14">
            <text:p>0,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ark</text:p>
          </table:table-cell>
          <table:table-cell office:value-type="string">
            <text:p>Far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793">
            <text:p>2793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ast</text:p>
          </table:table-cell>
          <table:table-cell office:value-type="string">
            <text:p>Z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4382">
            <text:p>4382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mph</text:p>
          </table:table-cell>
          <table:table-cell office:value-type="string">
            <text:p>Pelican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zeus</text:p>
          </table:table-cell>
          <table:table-cell office:value-type="string">
            <text:p>Zeus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5668">
            <text:p>5668</text:p>
          </table:table-cell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  <table:table-cell office:value-type="float" office:value="1.1">
            <text:p>1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av</text:p>
          </table:table-cell>
          <table:table-cell office:value-type="string">
            <text:p>Maverick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12180">
            <text:p>12180</text:p>
          </table:table-cell>
          <table:table-cell office:value-type="float" office:value="655">
            <text:p>6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ptk</text:p>
          </table:table-cell>
          <table:table-cell office:value-type="string">
            <text:p>Recluse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ido</text:p>
          </table:table-cell>
          <table:table-cell office:value-type="string">
            <text:p>Fido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5849">
            <text:p>584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nipe</text:p>
          </table:table-cell>
          <table:table-cell office:value-type="string">
            <text:p>Sharpshooter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14727">
            <text:p>14727</text:p>
          </table:table-cell>
          <table:table-cell office:value-type="float" office:value="535">
            <text:p>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,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boy</text:p>
          </table:table-cell>
          <table:table-cell office:value-type="string">
            <text:p>Fatbo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193">
            <text:p>11193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pid</text:p>
          </table:table-cell>
          <table:table-cell office:value-type="string">
            <text:p>Spider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ak</text:p>
          </table:table-cell>
          <table:table-cell office:value-type="string">
            <text:p>Archangel</text:p>
          </table:table-cell>
          <table:table-cell table:number-columns-repeated="2" office:value-type="float" office:value="0">
            <text:p>0</text:p>
          </table:table-cell>
          <table:table-cell office:value-type="float" office:value="5266">
            <text:p>5266</text:p>
          </table:table-cell>
          <table:table-cell office:value-type="float" office:value="483">
            <text:p>48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vader</text:p>
          </table:table-cell>
          <table:table-cell office:value-type="string">
            <text:p>Invader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5473">
            <text:p>547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decom</text:p>
          </table:table-cell>
          <table:table-cell office:value-type="string">
            <text:p>Commander</text:p>
          </table:table-cell>
          <table:table-cell table:number-columns-repeated="2" office:value-type="float" office:value="0">
            <text:p>0</text:p>
          </table:table-cell>
          <table:table-cell office:value-type="float" office:value="11561">
            <text:p>11561</text:p>
          </table:table-cell>
          <table:table-cell office:value-type="float" office:value="721">
            <text:p>72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cab</text:p>
          </table:table-cell>
          <table:table-cell office:value-type="string">
            <text:p>Scarab</text:p>
          </table:table-cell>
          <table:table-cell table:number-columns-repeated="2" office:value-type="float" office:value="0">
            <text:p>0</text:p>
          </table:table-cell>
          <table:table-cell office:value-type="float" office:value="88000">
            <text:p>88000</text:p>
          </table:table-cell>
          <table:table-cell office:value-type="float" office:value="1437">
            <text:p>143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ser</text:p>
          </table:table-cell>
          <table:table-cell office:value-type="string">
            <text:p>Eraser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26">
            <text:p>1326</text:p>
          </table:table-cell>
          <table:table-cell office:value-type="float" office:value="73">
            <text:p>7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py</text:p>
          </table:table-cell>
          <table:table-cell office:value-type="string">
            <text:p>Infiltra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219">
            <text:p>8219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ark</text:p>
          </table:table-cell>
          <table:table-cell office:value-type="string">
            <text:p>Marky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h</text:p>
          </table:table-cell>
          <table:table-cell office:value-type="string">
            <text:p>Construction Hovercraf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23">
            <text:p>2523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11">
            <text:p>0,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h</text:p>
          </table:table-cell>
          <table:table-cell office:value-type="string">
            <text:p>Skimmer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1344">
            <text:p>1344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nac</text:p>
          </table:table-cell>
          <table:table-cell office:value-type="string">
            <text:p>Anaconda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444">
            <text:p>2444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h</text:p>
          </table:table-cell>
          <table:table-cell office:value-type="string">
            <text:p>Swatter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4237">
            <text:p>4237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h</text:p>
          </table:table-cell>
          <table:table-cell office:value-type="string">
            <text:p>Wombat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thovr</text:p>
          </table:table-cell>
          <table:table-cell office:value-type="string">
            <text:p>Bear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7938">
            <text:p>7938</text:p>
          </table:table-cell>
          <table:table-cell office:value-type="float" office:value="665">
            <text:p>665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cv</text:p>
          </table:table-cell>
          <table:table-cell office:value-type="string">
            <text:p>Advanced Construction Vehicl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63">
            <text:p>5263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onsul</text:p>
          </table:table-cell>
          <table:table-cell office:value-type="string">
            <text:p>Consu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28">
            <text:p>402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15">
            <text:p>0,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roc</text:p>
          </table:table-cell>
          <table:table-cell office:value-type="string">
            <text:p>Triton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1512">
            <text:p>11512</text:p>
          </table:table-cell>
          <table:table-cell office:value-type="float" office:value="467">
            <text:p>46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latnk</text:p>
          </table:table-cell>
          <table:table-cell office:value-type="string">
            <text:p>Panther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bull</text:p>
          </table:table-cell>
          <table:table-cell office:value-type="string">
            <text:p>Bulldog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4593">
            <text:p>14593</text:p>
          </table:table-cell>
          <table:table-cell office:value-type="float" office:value="844">
            <text:p>8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t</text:p>
          </table:table-cell>
          <table:table-cell office:value-type="string">
            <text:p>Gremlin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3480">
            <text:p>348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,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art</text:p>
          </table:table-cell>
          <table:table-cell office:value-type="string">
            <text:p>Luger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erl</text:p>
          </table:table-cell>
          <table:table-cell office:value-type="string">
            <text:p>Mer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6146">
            <text:p>6146</text:p>
          </table:table-cell>
          <table:table-cell office:value-type="float" office:value="862">
            <text:p>86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anni</text:p>
          </table:table-cell>
          <table:table-cell office:value-type="string">
            <text:p>Penetrator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12477">
            <text:p>12477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  <table:table-cell office:value-type="float" office:value="5.2">
            <text:p>5,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york</text:p>
          </table:table-cell>
          <table:table-cell office:value-type="string">
            <text:p>Phalanx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8510">
            <text:p>8510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eer</text:p>
          </table:table-cell>
          <table:table-cell office:value-type="string">
            <text:p>Seer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jam</text:p>
          </table:table-cell>
          <table:table-cell office:value-type="string">
            <text:p>Jammer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21">
            <text:p>1621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ca</text:p>
          </table:table-cell>
          <table:table-cell office:value-type="string">
            <text:p>Advanced Construction Aircraft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096">
            <text:p>9096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brawl</text:p>
          </table:table-cell>
          <table:table-cell office:value-type="string">
            <text:p>Brawler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5778">
            <text:p>5778</text:p>
          </table:table-cell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nix</text:p>
          </table:table-cell>
          <table:table-cell office:value-type="string">
            <text:p>Phoenix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0624">
            <text:p>1062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lance</text:p>
          </table:table-cell>
          <table:table-cell office:value-type="string">
            <text:p>Lancet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6598">
            <text:p>6598</text:p>
          </table:table-cell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hawk</text:p>
          </table:table-cell>
          <table:table-cell office:value-type="string">
            <text:p>Hawk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93">
            <text:p>4593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wac</text:p>
          </table:table-cell>
          <table:table-cell office:value-type="string">
            <text:p>Eag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062">
            <text:p>8062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dfly</text:p>
          </table:table-cell>
          <table:table-cell office:value-type="string">
            <text:p>Dragonfly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6250">
            <text:p>625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lade</text:p>
          </table:table-cell>
          <table:table-cell office:value-type="string">
            <text:p>Blade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20315">
            <text:p>20315</text:p>
          </table:table-cell>
          <table:table-cell office:value-type="float" office:value="1192">
            <text:p>1192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orgripn</text:p>
          </table:table-cell>
          <table:table-cell office:value-type="string">
            <text:p>Stiletto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366">
            <text:p>1636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ybr</text:p>
          </table:table-cell>
          <table:table-cell office:value-type="string">
            <text:p>Lich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371">
            <text:p>40371</text:p>
          </table:table-cell>
          <table:table-cell office:value-type="float" office:value="2103">
            <text:p>210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csub</text:p>
          </table:table-cell>
          <table:table-cell office:value-type="string">
            <text:p>Advanced Construction Sub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68">
            <text:p>7568</text:p>
          </table:table-cell>
          <table:table-cell office:value-type="float" office:value="695">
            <text:p>69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ls</text:p>
          </table:table-cell>
          <table:table-cell office:value-type="string">
            <text:p>Valiant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3725">
            <text:p>3725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ecl</text:p>
          </table:table-cell>
          <table:table-cell office:value-type="string">
            <text:p>Grim Reap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ubk</text:p>
          </table:table-cell>
          <table:table-cell office:value-type="string">
            <text:p>Piranha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9481">
            <text:p>9481</text:p>
          </table:table-cell>
          <table:table-cell office:value-type="float" office:value="1048">
            <text:p>1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awf009</text:p>
          </table:table-cell>
          <table:table-cell office:value-type="string">
            <text:p>Serpent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702">
            <text:p>11702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as</text:p>
          </table:table-cell>
          <table:table-cell office:value-type="string">
            <text:p>Archer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rus</text:p>
          </table:table-cell>
          <table:table-cell office:value-type="string">
            <text:p>Conqueror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13608">
            <text:p>13608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bats</text:p>
          </table:table-cell>
          <table:table-cell office:value-type="string">
            <text:p>Millennium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0731">
            <text:p>20731</text:p>
          </table:table-cell>
          <table:table-cell office:value-type="float" office:value="5181">
            <text:p>518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ship</text:p>
          </table:table-cell>
          <table:table-cell office:value-type="string">
            <text:p>Ranger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9804">
            <text:p>9804</text:p>
          </table:table-cell>
          <table:table-cell office:value-type="float" office:value="2648">
            <text:p>26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seadragon</text:p>
          </table:table-cell>
          <table:table-cell office:value-type="string">
            <text:p>Epoch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38406">
            <text:p>238406</text:p>
          </table:table-cell>
          <table:table-cell office:value-type="float" office:value="32122">
            <text:p>32122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arry</text:p>
          </table:table-cell>
          <table:table-cell office:value-type="string">
            <text:p>Colossu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1257">
            <text:p>71257</text:p>
          </table:table-cell>
          <table:table-cell office:value-type="float" office:value="1572">
            <text:p>157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jam</text:p>
          </table:table-cell>
          <table:table-cell office:value-type="string">
            <text:p>Escort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sa</text:p>
          </table:table-cell>
          <table:table-cell office:value-type="string">
            <text:p>Construction Seapla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72">
            <text:p>707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aber</text:p>
          </table:table-cell>
          <table:table-cell office:value-type="string">
            <text:p>Sabre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5984">
            <text:p>5984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b</text:p>
          </table:table-cell>
          <table:table-cell office:value-type="string">
            <text:p>Tsunami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7544">
            <text:p>7544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.1">
            <text:p>1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eap</text:p>
          </table:table-cell>
          <table:table-cell office:value-type="string">
            <text:p>Albatross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6619">
            <text:p>6619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fig</text:p>
          </table:table-cell>
          <table:table-cell office:value-type="string">
            <text:p>Tornado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4274">
            <text:p>4274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ehak</text:p>
          </table:table-cell>
          <table:table-cell office:value-type="string">
            <text:p>Seahaw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624">
            <text:p>662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us</text:p>
          </table:table-cell>
          <table:table-cell office:value-type="string">
            <text:p>Fusion Reactor</text:p>
          </table:table-cell>
          <table:table-cell table:number-columns-repeated="2" office:value-type="float" office:value="0">
            <text:p>0</text:p>
          </table:table-cell>
          <table:table-cell office:value-type="float" office:value="19846">
            <text:p>19846</text:p>
          </table:table-cell>
          <table:table-cell office:value-type="float" office:value="4004">
            <text:p>4004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ckfus</text:p>
          </table:table-cell>
          <table:table-cell office:value-type="string">
            <text:p>Cloakable Fusion Reactor</text:p>
          </table:table-cell>
          <table:table-cell table:number-columns-repeated="2" office:value-type="float" office:value="0">
            <text:p>0</text:p>
          </table:table-cell>
          <table:table-cell office:value-type="float" office:value="24646">
            <text:p>24646</text:p>
          </table:table-cell>
          <table:table-cell office:value-type="float" office:value="4369">
            <text:p>436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hltx</text:p>
          </table:table-cell>
          <table:table-cell office:value-type="string">
            <text:p>Experimental Gantry</text:p>
          </table:table-cell>
          <table:table-cell table:number-columns-repeated="2" office:value-type="float" office:value="0">
            <text:p>0</text:p>
          </table:table-cell>
          <table:table-cell office:value-type="float" office:value="54540">
            <text:p>54540</text:p>
          </table:table-cell>
          <table:table-cell office:value-type="float" office:value="7396">
            <text:p>739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mgeo</text:p>
          </table:table-cell>
          <table:table-cell office:value-type="string">
            <text:p>Moho Geothermal Power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24852">
            <text:p>24852</text:p>
          </table:table-cell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1250">
            <text:p>125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gmm</text:p>
          </table:table-cell>
          <table:table-cell office:value-type="string">
            <text:p>Prude</text:p>
          </table:table-cell>
          <table:table-cell table:number-columns-repeated="2" office:value-type="float" office:value="0">
            <text:p>0</text:p>
          </table:table-cell>
          <table:table-cell office:value-type="float" office:value="24230">
            <text:p>24230</text:p>
          </table:table-cell>
          <table:table-cell office:value-type="float" office:value="1058">
            <text:p>1058</text:p>
          </table:table-cell>
          <table:table-cell table:number-columns-repeated="2" office:value-type="float" office:value="0">
            <text:p>0</text:p>
          </table:table-cell>
          <table:table-cell office:value-type="float" office:value="750">
            <text:p>75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oho</text:p>
          </table:table-cell>
          <table:table-cell office:value-type="string">
            <text:p>Moho Min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214">
            <text:p>7214</text:p>
          </table:table-cell>
          <table:table-cell office:value-type="float" office:value="582">
            <text:p>58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mkr</text:p>
          </table:table-cell>
          <table:table-cell office:value-type="string">
            <text:p>Moho Metal Maker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19350">
            <text:p>19350</text:p>
          </table:table-cell>
          <table:table-cell office:value-type="float" office:value="358">
            <text:p>358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adves</text:p>
          </table:table-cell>
          <table:table-cell office:value-type="string">
            <text:p>Hardened Energy Storage</text:p>
          </table:table-cell>
          <table:table-cell table:number-columns-repeated="2" office:value-type="float" office:value="0">
            <text:p>0</text:p>
          </table:table-cell>
          <table:table-cell office:value-type="float" office:value="10094">
            <text:p>10094</text:p>
          </table:table-cell>
          <table:table-cell office:value-type="float" office:value="773">
            <text:p>77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advms</text:p>
          </table:table-cell>
          <table:table-cell office:value-type="string">
            <text:p>Hardened Metal Storage</text:p>
          </table:table-cell>
          <table:table-cell table:number-columns-repeated="2" office:value-type="float" office:value="0">
            <text:p>0</text:p>
          </table:table-cell>
          <table:table-cell office:value-type="float" office:value="10493">
            <text:p>10493</text:p>
          </table:table-cell>
          <table:table-cell office:value-type="float" office:value="705">
            <text:p>70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rad</text:p>
          </table:table-cell>
          <table:table-cell office:value-type="string">
            <text:p>Advanced Radar Tower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830">
            <text:p>17830</text:p>
          </table:table-cell>
          <table:table-cell office:value-type="float" office:value="525">
            <text:p>52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veil</text:p>
          </table:table-cell>
          <table:table-cell office:value-type="string">
            <text:p>Veil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7501">
            <text:p>17501</text:p>
          </table:table-cell>
          <table:table-cell office:value-type="float" office:value="119">
            <text:p>11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ort</text:p>
          </table:table-cell>
          <table:table-cell office:value-type="string">
            <text:p>Fortification Wall</text:p>
          </table:table-cell>
          <table:table-cell table:number-columns-repeated="2"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sp</text:p>
          </table:table-cell>
          <table:table-cell office:value-type="string">
            <text:p>Air Repair Pad</text:p>
          </table:table-cell>
          <table:table-cell table:number-columns-repeated="2" office:value-type="float" office:value="0">
            <text:p>0</text:p>
          </table:table-cell>
          <table:table-cell office:value-type="float" office:value="4578">
            <text:p>4578</text:p>
          </table:table-cell>
          <table:table-cell office:value-type="float" office:value="609">
            <text:p>60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targ</text:p>
          </table:table-cell>
          <table:table-cell office:value-type="string">
            <text:p>Targeting Facilit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802">
            <text:p>6802</text:p>
          </table:table-cell>
          <table:table-cell office:value-type="float" office:value="757">
            <text:p>75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d</text:p>
          </table:table-cell>
          <table:table-cell office:value-type="string">
            <text:p>Tracer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739">
            <text:p>6739</text:p>
          </table:table-cell>
          <table:table-cell office:value-type="float" office:value="661">
            <text:p>66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gate</text:p>
          </table:table-cell>
          <table:table-cell office:value-type="string">
            <text:p>Keeper</text:p>
          </table:table-cell>
          <table:table-cell table:number-columns-repeated="2" office:value-type="float" office:value="0">
            <text:p>0</text:p>
          </table:table-cell>
          <table:table-cell office:value-type="float" office:value="62191">
            <text:p>62191</text:p>
          </table:table-cell>
          <table:table-cell office:value-type="float" office:value="3532">
            <text:p>353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mb</text:p>
          </table:table-cell>
          <table:table-cell office:value-type="string">
            <text:p>Ambusher</text:p>
          </table:table-cell>
          <table:table-cell table:number-columns-repeated="2" office:value-type="float" office:value="0">
            <text:p>0</text:p>
          </table:table-cell>
          <table:table-cell office:value-type="float" office:value="16821">
            <text:p>16821</text:p>
          </table:table-cell>
          <table:table-cell office:value-type="float" office:value="2342">
            <text:p>234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pb</text:p>
          </table:table-cell>
          <table:table-cell office:value-type="string">
            <text:p>Pit Bull</text:p>
          </table:table-cell>
          <table:table-cell table:number-columns-repeated="2" office:value-type="float" office:value="0">
            <text:p>0</text:p>
          </table:table-cell>
          <table:table-cell office:value-type="float" office:value="12896">
            <text:p>12896</text:p>
          </table:table-cell>
          <table:table-cell office:value-type="float" office:value="638">
            <text:p>638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nni</text:p>
          </table:table-cell>
          <table:table-cell office:value-type="string">
            <text:p>Annihilator</text:p>
          </table:table-cell>
          <table:table-cell table:number-columns-repeated="2" office:value-type="float" office:value="0">
            <text:p>0</text:p>
          </table:table-cell>
          <table:table-cell office:value-type="float" office:value="62563">
            <text:p>62563</text:p>
          </table:table-cell>
          <table:table-cell office:value-type="float" office:value="2985">
            <text:p>298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lak</text:p>
          </table:table-cell>
          <table:table-cell office:value-type="string">
            <text:p>Flakker</text:p>
          </table:table-cell>
          <table:table-cell table:number-columns-repeated="2" office:value-type="float" office:value="0">
            <text:p>0</text:p>
          </table:table-cell>
          <table:table-cell office:value-type="float" office:value="17425">
            <text:p>17425</text:p>
          </table:table-cell>
          <table:table-cell office:value-type="float" office:value="769">
            <text:p>76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ercury</text:p>
          </table:table-cell>
          <table:table-cell office:value-type="string">
            <text:p>Mercury</text:p>
          </table:table-cell>
          <table:table-cell table:number-columns-repeated="2" office:value-type="float" office:value="0">
            <text:p>0</text:p>
          </table:table-cell>
          <table:table-cell office:value-type="float" office:value="46860">
            <text:p>46860</text:p>
          </table:table-cell>
          <table:table-cell office:value-type="float" office:value="1572">
            <text:p>157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emp</text:p>
          </table:table-cell>
          <table:table-cell office:value-type="string">
            <text:p>Detonator</text:p>
          </table:table-cell>
          <table:table-cell table:number-columns-repeated="2" office:value-type="float" office:value="0">
            <text:p>0</text:p>
          </table:table-cell>
          <table:table-cell office:value-type="float" office:value="27167">
            <text:p>27167</text:p>
          </table:table-cell>
          <table:table-cell office:value-type="float" office:value="1501">
            <text:p>150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md</text:p>
          </table:table-cell>
          <table:table-cell office:value-type="string">
            <text:p>Protector</text:p>
          </table:table-cell>
          <table:table-cell table:number-columns-repeated="2" office:value-type="float" office:value="0">
            <text:p>0</text:p>
          </table:table-cell>
          <table:table-cell office:value-type="float" office:value="59439">
            <text:p>59439</text:p>
          </table:table-cell>
          <table:table-cell office:value-type="float" office:value="1437">
            <text:p>143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ilo</text:p>
          </table:table-cell>
          <table:table-cell office:value-type="string">
            <text:p>Retaliator</text:p>
          </table:table-cell>
          <table:table-cell table:number-columns-repeated="2" office:value-type="float" office:value="0">
            <text:p>0</text:p>
          </table:table-cell>
          <table:table-cell office:value-type="float" office:value="84268">
            <text:p>84268</text:p>
          </table:table-cell>
          <table:table-cell office:value-type="float" office:value="7625">
            <text:p>762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brtha</text:p>
          </table:table-cell>
          <table:table-cell office:value-type="string">
            <text:p>Big Bertha</text:p>
          </table:table-cell>
          <table:table-cell table:number-columns-repeated="2" office:value-type="float" office:value="0">
            <text:p>0</text:p>
          </table:table-cell>
          <table:table-cell office:value-type="float" office:value="60680">
            <text:p>60680</text:p>
          </table:table-cell>
          <table:table-cell office:value-type="float" office:value="4184">
            <text:p>4184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vulc</text:p>
          </table:table-cell>
          <table:table-cell office:value-type="string">
            <text:p>Vulcan</text:p>
          </table:table-cell>
          <table:table-cell table:number-columns-repeated="2" office:value-type="float" office:value="0">
            <text:p>0</text:p>
          </table:table-cell>
          <table:table-cell office:value-type="float" office:value="503644">
            <text:p>503644</text:p>
          </table:table-cell>
          <table:table-cell office:value-type="float" office:value="33890">
            <text:p>3389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df</text:p>
          </table:table-cell>
          <table:table-cell office:value-type="string">
            <text:p>Fusion Reactor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42">
            <text:p>34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mine2</text:p>
          </table:table-cell>
          <table:table-cell office:value-type="string">
            <text:p>Kilo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afus</text:p>
          </table:table-cell>
          <table:table-cell office:value-type="string">
            <text:p>Advanced Fusion Reactor</text:p>
          </table:table-cell>
          <table:table-cell table:number-columns-repeated="2" office:value-type="float" office:value="0">
            <text:p>0</text:p>
          </table:table-cell>
          <table:table-cell office:value-type="float" office:value="64115">
            <text:p>64115</text:p>
          </table:table-cell>
          <table:table-cell office:value-type="float" office:value="9109">
            <text:p>9109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fus</text:p>
          </table:table-cell>
          <table:table-cell office:value-type="string">
            <text:p>Underwater Fusion Plant</text:p>
          </table:table-cell>
          <table:table-cell table:number-columns-repeated="2" office:value-type="float" office:value="0">
            <text:p>0</text:p>
          </table:table-cell>
          <table:table-cell office:value-type="float" office:value="31429">
            <text:p>31429</text:p>
          </table:table-cell>
          <table:table-cell office:value-type="float" office:value="4668">
            <text:p>4668</text:p>
          </table:table-cell>
          <table:table-cell table:number-columns-repeated="2"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mme</text:p>
          </table:table-cell>
          <table:table-cell office:value-type="string">
            <text:p>Underwater Moho Min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164">
            <text:p>9164</text:p>
          </table:table-cell>
          <table:table-cell office:value-type="float" office:value="601">
            <text:p>60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uwmmm</text:p>
          </table:table-cell>
          <table:table-cell office:value-type="string">
            <text:p>Underwater Moho Metal Maker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24077">
            <text:p>24077</text:p>
          </table:table-cell>
          <table:table-cell office:value-type="float" office:value="380">
            <text:p>380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atf</text:p>
          </table:table-cell>
          <table:table-cell office:value-type="string">
            <text:p>Floating Targeting Facilit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803">
            <text:p>6803</text:p>
          </table:table-cell>
          <table:table-cell office:value-type="float" office:value="756">
            <text:p>75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son</text:p>
          </table:table-cell>
          <table:table-cell office:value-type="string">
            <text:p>Advanced Sonar Station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69">
            <text:p>2469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flak</text:p>
          </table:table-cell>
          <table:table-cell office:value-type="string">
            <text:p>Flakker NS</text:p>
          </table:table-cell>
          <table:table-cell table:number-columns-repeated="2" office:value-type="float" office:value="0">
            <text:p>0</text:p>
          </table:table-cell>
          <table:table-cell office:value-type="float" office:value="21781">
            <text:p>21781</text:p>
          </table:table-cell>
          <table:table-cell office:value-type="float" office:value="807">
            <text:p>80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atl</text:p>
          </table:table-cell>
          <table:table-cell office:value-type="string">
            <text:p>Moray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8594">
            <text:p>8594</text:p>
          </table:table-cell>
          <table:table-cell office:value-type="float" office:value="981">
            <text:p>98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fmine3</text:p>
          </table:table-cell>
          <table:table-cell office:value-type="string">
            <text:p>Mega NS</text:p>
          </table:table-cell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banth</text:p>
          </table:table-cell>
          <table:table-cell office:value-type="string">
            <text:p>Bantha</text:p>
          </table:table-cell>
          <table:table-cell table:number-columns-repeated="2" office:value-type="float" office:value="0">
            <text:p>0</text:p>
          </table:table-cell>
          <table:table-cell office:value-type="float" office:value="267949">
            <text:p>267949</text:p>
          </table:table-cell>
          <table:table-cell office:value-type="float" office:value="12691">
            <text:p>1269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raz</text:p>
          </table:table-cell>
          <table:table-cell office:value-type="string">
            <text:p>Razorback</text:p>
          </table:table-cell>
          <table:table-cell table:number-columns-repeated="2" office:value-type="float" office:value="0">
            <text:p>0</text:p>
          </table:table-cell>
          <table:table-cell office:value-type="float" office:value="63286">
            <text:p>63286</text:p>
          </table:table-cell>
          <table:table-cell office:value-type="float" office:value="3577">
            <text:p>357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auder</text:p>
          </table:table-cell>
          <table:table-cell office:value-type="string">
            <text:p>Marauder</text:p>
          </table:table-cell>
          <table:table-cell table:number-columns-repeated="2" office:value-type="float" office:value="0">
            <text:p>0</text:p>
          </table:table-cell>
          <table:table-cell office:value-type="float" office:value="19534">
            <text:p>19534</text:p>
          </table:table-cell>
          <table:table-cell office:value-type="float" office:value="910">
            <text:p>91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rmshock</text:p>
          </table:table-cell>
          <table:table-cell office:value-type="string">
            <text:p>Vanguard</text:p>
          </table:table-cell>
          <table:table-cell table:number-columns-repeated="2" office:value-type="float" office:value="0">
            <text:p>0</text:p>
          </table:table-cell>
          <table:table-cell office:value-type="float" office:value="54739">
            <text:p>54739</text:p>
          </table:table-cell>
          <table:table-cell office:value-type="float" office:value="3120">
            <text:p>312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</table:table>
      <table:database-ranges>
        <table:database-range table:target-range-address="Tabelle1.A1:Tabelle1.F18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14.09.2009</text:date>, <text:time>00:41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14T00:41:13</dc:date>
    <meta:generator>OpenOffice.org/3.0$Unix OpenOffice.org_project/300m9$Build-9358</meta:generator>
    <meta:editing-duration>PT00H22M22S</meta:editing-duration>
    <meta:editing-cycles>16</meta:editing-cycles>
    <meta:document-statistic meta:table-count="1" meta:cell-count="2604" meta:object-count="0"/>
  </office:meta>
</office:document-meta>
</file>